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9.3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104cm"/>
    </style:style>
    <style:style style:name="co6" style:family="table-column">
      <style:table-column-properties fo:break-before="auto" style:column-width="12.146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10.539cm"/>
    </style:style>
    <style:style style:name="co9" style:family="table-column">
      <style:table-column-properties fo:break-before="auto" style:column-width="3.866cm"/>
    </style:style>
    <style:style style:name="co10" style:family="table-column">
      <style:table-column-properties fo:break-before="auto" style:column-width="9.259cm"/>
    </style:style>
    <style:style style:name="co11" style:family="table-column">
      <style:table-column-properties fo:break-before="auto" style:column-width="5.0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underline-style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color="#00ff00" fo:font-weight="bold" style:font-weight-asian="bold" style:font-weight-complex="bold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Лист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№2</text:p>
          </table:table-cell>
          <table:table-cell/>
        </table:table-row>
        <table:table-row table:style-name="ro2"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тправка письма в эл.почте с вводом логина и пар.</text:p>
          </table:table-cell>
          <table:table-cell/>
        </table:table-row>
        <table:table-row table:style-name="ro2">
          <table:table-cell office:value-type="string" calcext:value-type="string">
            <text:p>предусловие</text:p>
          </table:table-cell>
          <table:table-cell office:value-type="string" calcext:value-type="string">
            <text:p>Имеется аакаунт в почте gmail.com</text:p>
          </table:table-cell>
          <table:table-cell office:value-type="string" calcext:value-type="string">
            <text:p>Ожидаемый результат</text:p>
          </table:table-cell>
        </table:table-row>
        <table:table-row table:style-name="ro3">
          <table:table-cell office:value-type="string" calcext:value-type="string">
            <text:p>Шаги</text:p>
          </table:table-cell>
          <table:table-cell office:value-type="string" calcext:value-type="string">
            <text:p>1.Перейти по ссылке <text:a xlink:href="https://mail.google.com/" xlink:type="simple">https://mail.google.com/</text:a></text:p>
            <text:p>2. ввести логин (см таблицу 1)</text:p>
            <text:p>3. ввести пароль (см. таблицу 1)</text:p>
            <text:p>4.войти</text:p>
            <text:p>5. Нажать «написать» </text:p>
            <text:p>6. В строке кому ввести «mr.tema9412@gmail.com@</text:p>
            <text:p>7. Написать Hallo word 111222</text:p>
            <text:p>8.нажать «отправить»</text:p>
          </table:table-cell>
          <table:table-cell office:value-type="string" calcext:value-type="string">
            <text:p>1.Откроется страница авторизации</text:p>
            <text:p>2. Откроется эл.почта пользователя </text:p>
            <text:p>3. откроется, страница с набором текста для отправки</text:p>
            <text:p>4.сообщение отправлено</text:p>
          </table:table-cell>
        </table:table-row>
        <table:table-row table:style-name="ro2">
          <table:table-cell office:value-type="string" calcext:value-type="string">
            <text:p>постусловие</text:p>
          </table:table-cell>
          <table:table-cell office:value-type="string" calcext:value-type="string">
            <text:p>нажать «выйти» после отправки эмейла</text:p>
          </table:table-cell>
          <table:table-cell/>
        </table:table-row>
      </table:table>
      <table:table table:name="Лист3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2">
          <table:table-cell table:style-name="Default" office:value-type="string" calcext:value-type="string">
            <text:p>I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Название</text:p>
          </table:table-cell>
          <table:table-cell table:style-name="Default" office:value-type="string" calcext:value-type="string">
            <text:p>Создание черновика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Предусловие</text:p>
          </table:table-cell>
          <table:table-cell table:style-name="Default" office:value-type="string" calcext:value-type="string">
            <text:p><text:s/>имеется аккаунт Gmail с сохраненным логином и паролем</text:p>
          </table:table-cell>
          <table:table-cell table:style-name="Default"/>
        </table:table-row>
        <table:table-row table:style-name="ro2">
          <table:table-cell table:style-name="ce3"/>
          <table:table-cell table:style-name="ce3" office:value-type="string" calcext:value-type="string">
            <text:p>Шаги</text:p>
          </table:table-cell>
          <table:table-cell table:style-name="ce3" office:value-type="string" calcext:value-type="string">
            <text:p>ожидаемый результа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Зайти на сайт </text:span><text:span text:style-name="T1"><text:a xlink:href="https://www.google.com/intl/ru/gmail/about/" xlink:type="simple">https://www.google.com/intl/ru/gmail/about/</text:a></text:span></text:p>
          </table:table-cell>
          <table:table-cell office:value-type="string" calcext:value-type="string">
            <text:p>откроется сайт с кнопкой входа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жать «Войти»</text:p>
          </table:table-cell>
          <table:table-cell office:value-type="string" calcext:value-type="string">
            <text:p>откроетсястраница выбора аккаунта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Выбрать аккаунт <text:s/>«Артем а»</text:p>
          </table:table-cell>
          <table:table-cell office:value-type="string" calcext:value-type="string">
            <text:p>откроется страница почты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Нажать Написать</text:p>
          </table:table-cell>
          <table:table-cell office:value-type="string" calcext:value-type="string">
            <text:p>откроется окно отправки сообзегия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. Написать Hallo word 11122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Закрыть окно отправки сообщения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перейти во вкладку «черновики»</text:p>
          </table:table-cell>
          <table:table-cell office:value-type="string" calcext:value-type="string">
            <text:p>во вкладке черновики должно появится сообщение «Hallo word 111222»</text:p>
          </table:table-cell>
        </table:table-row>
        <table:table-row table:style-name="ro2">
          <table:table-cell table:style-name="Default" office:value-type="string" calcext:value-type="string">
            <text:p>постусловие</text:p>
          </table:table-cell>
          <table:table-cell table:style-name="Default" office:value-type="string" calcext:value-type="string">
            <text:p>Закрыть вкладку браузера со страницей Gmail</text:p>
          </table:table-cell>
          <table:table-cell table:style-name="Default"/>
        </table:table-row>
      </table:table>
      <table:table table:name="Лист1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 </text:p>
          </table:table-cell>
          <table:table-cell office:value-type="string" calcext:value-type="string">
            <text:p>Тест#1</text:p>
          </table:table-cell>
        </table:table-row>
        <table:table-row table:style-name="ro4"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тправка письма через почту Gmail.com с сохраненными </text:p>
            <text:p>Логином и паролем</text:p>
          </table:table-cell>
        </table:table-row>
        <table:table-row table:style-name="ro2">
          <table:table-cell office:value-type="string" calcext:value-type="string">
            <text:p>Предусловие</text:p>
          </table:table-cell>
          <table:table-cell office:value-type="string" calcext:value-type="string">
            <text:p>Имеется созданный аккаунт эл.почты</text:p>
          </table:table-cell>
        </table:table-row>
        <table:table-row table:style-name="ro5">
          <table:table-cell office:value-type="string" calcext:value-type="string">
            <text:p>Шаги</text:p>
          </table:table-cell>
          <table:table-cell office:value-type="string" calcext:value-type="string">
            <text:p>1. Зайти на сайт <text:a xlink:href="https://www.google.com/intl/ru/gmail/about/" xlink:type="simple">https://www.google.com/intl/ru/gmail/about/</text:a></text:p>
            <text:p>2. Нажать «Войти»</text:p>
            <text:p>3. Выбрать аккаунт  «Артем а»</text:p>
            <text:p>4. Нажать Написать</text:p>
            <text:p>5. В строке «кому» вставить адрес «<text:a xlink:href="mailto:mr.tema9412@gmail.com" xlink:type="simple">mr.tema9412@gmail.com</text:a>»</text:p>
            <text:p>6. Написать Hallo World</text:p>
            <text:p>7. Нажать отправить</text:p>
          </table:table-cell>
        </table:table-row>
        <table:table-row table:style-name="ro2">
          <table:table-cell office:value-type="string" calcext:value-type="string">
            <text:p>Ожидаемый результат</text:p>
          </table:table-cell>
          <table:table-cell office:value-type="string" calcext:value-type="string">
            <text:p>1.Письмо отправлено </text:p>
          </table:table-cell>
        </table:table-row>
        <table:table-row table:style-name="ro2">
          <table:table-cell office:value-type="string" calcext:value-type="string">
            <text:p>Постусловие</text:p>
          </table:table-cell>
          <table:table-cell office:value-type="string" calcext:value-type="string">
            <text:p>Закрыть вкладку в браузере</text:p>
          </table:table-cell>
        </table:table-row>
      </table:table>
      <table:table table:name="Лист4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#4</text:p>
          </table:table-cell>
        </table:table-row>
        <table:table-row table:style-name="ro2">
          <table:table-cell office:value-type="string" calcext:value-type="string">
            <text:p>Название</text:p>
          </table:table-cell>
          <table:table-cell office:value-type="string" calcext:value-type="string">
            <text:p>Отправка письма без получателя</text:p>
          </table:table-cell>
        </table:table-row>
        <table:table-row table:style-name="ro2">
          <table:table-cell office:value-type="string" calcext:value-type="string">
            <text:p>предусловие</text:p>
          </table:table-cell>
          <table:table-cell office:value-type="string" calcext:value-type="string">
            <text:p>Имеется аккаунт Gmail авторизованный в системе</text:p>
          </table:table-cell>
        </table:table-row>
        <table:table-row table:style-name="ro2">
          <table:table-cell office:value-type="string" calcext:value-type="string">
            <text:p>шаги</text:p>
          </table:table-cell>
          <table:table-cell table:style-name="ce2" office:value-type="string" calcext:value-type="string">
            <text:p><text:span text:style-name="T1">Зайти на сайт </text:span><text:span text:style-name="T1"><text:a xlink:href="https://www.google.com/intl/ru/gmail/about/" xlink:type="simple">https://www.google.com/intl/ru/gmail/about/</text:a></text:span></text:p>
          </table:table-cell>
        </table:table-row>
        <table:table-row table:style-name="ro2">
          <table:table-cell/>
          <table:table-cell table:style-name="ce2" office:value-type="string" calcext:value-type="string">
            <text:p>Нажать «Войти»</text:p>
          </table:table-cell>
        </table:table-row>
        <table:table-row table:style-name="ro2">
          <table:table-cell/>
          <table:table-cell table:style-name="ce2" office:value-type="string" calcext:value-type="string">
            <text:p>Выбрать аккаунт <text:s/>«Артем а»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Нажать Написать</text:p>
          </table:table-cell>
        </table:table-row>
        <table:table-row table:style-name="ro4">
          <table:table-cell/>
          <table:table-cell table:style-name="ce2" office:value-type="string" calcext:value-type="string">
            <text:p>. Написать Hallo word 111222</text:p>
            <text:p>Нажать «отправить»</text:p>
          </table:table-cell>
        </table:table-row>
        <table:table-row table:style-name="ro2">
          <table:table-cell office:value-type="string" calcext:value-type="string">
            <text:p>ожидаемый результат</text:p>
          </table:table-cell>
          <table:table-cell office:value-type="string" calcext:value-type="string">
            <text:p>Ошибка укажите как минимум одного получателя</text:p>
          </table:table-cell>
        </table:table-row>
        <table:table-row table:style-name="ro2">
          <table:table-cell office:value-type="string" calcext:value-type="string">
            <text:p>постусловие</text:p>
          </table:table-cell>
          <table:table-cell office:value-type="string" calcext:value-type="string">
            <text:p>Закрыть страницу гугл</text:p>
          </table:table-cell>
        </table:table-row>
      </table:table>
      <table:table table:name="Лист5" table:style-name="ta1">
        <table:table-column table:style-name="co11" table:default-cell-style-name="Default"/>
        <table:table-column table:style-name="co4" table:default-cell-style-name="ce9"/>
        <table:table-column table:style-name="co4" table:default-cell-style-name="Default"/>
        <table:table-row table:style-name="ro6">
          <table:table-cell table:style-name="ce4" office:value-type="string" calcext:value-type="string">
            <text:p>проверка</text:p>
          </table:table-cell>
          <table:table-cell table:style-name="ce4" office:value-type="string" calcext:value-type="string">
            <text:p>результат</text:p>
          </table:table-cell>
          <table:table-cell table:style-name="ce4" office:value-type="string" calcext:value-type="string">
            <text:p>коментарий</text:p>
          </table:table-cell>
        </table:table-row>
        <table:table-row table:style-name="ro1">
          <table:table-cell table:style-name="ce5" office:value-type="string" calcext:value-type="string">
            <text:p>Формирование заказа</text:p>
          </table:table-cell>
          <table:table-cell table:style-name="ce8"/>
          <table:table-cell/>
        </table:table-row>
        <table:table-row table:style-name="ro2">
          <table:table-cell table:style-name="ce6" office:value-type="string" calcext:value-type="string">
            <text:p>клик по иконке товара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2">
          <table:table-cell office:value-type="string" calcext:value-type="string">
            <text:p>выбор нескольких товаров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4">
          <table:table-cell office:value-type="string" calcext:value-type="string">
            <text:p>выбор товара путем клика </text:p>
            <text:p>«добавить в крозину»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1">
          <table:table-cell table:style-name="ce5" office:value-type="string" calcext:value-type="string">
            <text:p>Покупатель ребенок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товар не присутствует в </text:p>
            <text:p>Справочнике 12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4">
          <table:table-cell office:value-type="string" calcext:value-type="string">
            <text:p>товар присутствует в </text:p>
            <text:p>Справочнике 12 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7">
          <table:table-cell office:value-type="string" calcext:value-type="string">
            <text:p>отказ продаж если товар </text:p>
            <text:p>Не Присутствует в </text:p>
            <text:p>Справочнике 12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7">
          <table:table-cell office:value-type="string" calcext:value-type="string">
            <text:p>подтверждение покупки </text:p>
            <text:p>Если товар присутствует </text:p>
            <text:p>В справочнике 12 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1">
          <table:table-cell table:style-name="ce5" office:value-type="string" calcext:value-type="string">
            <text:p>Проверка возраста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2">
          <table:table-cell office:value-type="string" calcext:value-type="string">
            <text:p>До 18 лет — ребенок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2">
          <table:table-cell office:value-type="string" calcext:value-type="string">
            <text:p>Больше 18 лет — взрослый</text:p>
          </table:table-cell>
          <table:table-cell office:value-type="string" calcext:value-type="string">
            <text:p>ок</text:p>
          </table:table-cell>
          <table:table-cell/>
        </table:table-row>
        <table:table-row table:style-name="ro1">
          <table:table-cell table:style-name="ce5" office:value-type="string" calcext:value-type="string">
            <text:p>Работа со справочником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ввод присутствующего кода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ввод отсутствующего кода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 style:data-style-name="N2" text:time-value="19:14:17.3022825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8T19:08:52.775516513</meta:creation-date>
    <meta:editing-duration>PT13M21S</meta:editing-duration>
    <meta:editing-cycles>3</meta:editing-cycles>
    <meta:generator>LibreOffice/7.0.4.2$Linux_X86_64 LibreOffice_project/573028415b474775687f7355a6d413c41d013a01</meta:generator>
    <dc:date>2021-02-02T19:29:17.399524830</dc:date>
    <meta:document-statistic meta:table-count="5" meta:cell-count="97" meta:object-count="0"/>
  </office:meta>
</office:document-meta>
</file>